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laceholde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is is a placeholder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2:25:34.573354839</meta:creation-date>
    <dc:date>2015-09-04T12:26:19.221417544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